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3.0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rowId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filetype</text:p>
          </table:table-cell>
          <table:table-cell table:style-name="ce1" office:value-type="string" calcext:value-type="string">
            <text:p>order.x</text:p>
          </table:table-cell>
          <table:table-cell table:style-name="ce1" office:value-type="string" calcext:value-type="string">
            <text:p>saturation.x</text:p>
          </table:table-cell>
          <table:table-cell table:style-name="ce1" office:value-type="string" calcext:value-type="string">
            <text:p>sat.granularity.x</text:p>
          </table:table-cell>
          <table:table-cell table:style-name="ce1" office:value-type="string" calcext:value-type="string">
            <text:p>order.y</text:p>
          </table:table-cell>
          <table:table-cell table:style-name="ce1" office:value-type="string" calcext:value-type="string">
            <text:p>saturation.y</text:p>
          </table:table-cell>
          <table:table-cell table:style-name="ce1" office:value-type="string" calcext:value-type="string">
            <text:p>sat.granularity.y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10_phaseVariation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D8_gradient_10x10_10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-10_phaseVariation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ding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ding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ding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ing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ding.5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fcs_01_a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fcs_01_b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fcs_02_b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fcs_03_b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nderson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nderson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derson.6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derson.8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ngiogenesis-01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ngiogenesis-05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ngiogenesis-1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t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t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t.7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locks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locks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pdp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opdp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ridge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ridge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ridgeAndVehicles-V10-P10-N10-unfolded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ridgeAndVehicles-V20-P20-N10-unfolded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rp2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rp2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rp2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p2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rp2.5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rp2.6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mbridge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mbridge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mbridge.7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ircadian_clock-000001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ircadian_clock-00001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ircularTrain-012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ircularTrain-024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ircularTrain-048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ircularTrain-096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ircularTrain-192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losed_system1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losed_system2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losed_system3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losed_system4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losed_system5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ollision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ollision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ollision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ollision.6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s_repetitions-2-unfolded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s_repetitions-3-unfolded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s_repetitions-4-unfolded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yclic_scheduler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yclic_scheduler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yclic_scheduler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atabase4UNFOLD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eploy_2_a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eploy_3_a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eploy_4_a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eploy_5_a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eploy_6_a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es_00_a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es_02_a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nawalk-01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nawalk-02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nawalk-03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nawalk-04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nawalk-05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nawalk-06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nawalk-08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nawalk-1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nawalk-11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nawalk-12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nawalk-14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nawalk-15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levator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levator2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levator2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levator2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levator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levator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erk-00001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xit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xit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extinction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extinction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extinction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irewire_link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MS-10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FMS-1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MS-2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MS-5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FMS-5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ear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-PPP-10-10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-PPP-10-1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-PPP-1-100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-PPP-1-10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-PPP-1-1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hanoi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ht_d2k1p8b0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IBM5964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IBMB2S565S396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IOTP_c1m1p1d1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OTP_c3m3p3d3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IOTP_c5m4p3d2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protocol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iprotocol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iprotocol.5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iprotocol.6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anban-1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krebs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krebs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amport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lamport.6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amport_fmea-2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lamport_fmea-3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lamport_fmea-4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lamport_fmea-5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amport_nonatomic.5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lann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lann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lann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lann.5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lann.6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lann.7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leader_filters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leader_filters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leader_filters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leader_filters.5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leader_filters.6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leader_filters.7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lifts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lifts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lifts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lifts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lifts.5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lifts.6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ifts.7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ifts.8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lup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APK-2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APK-4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APK-8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mcs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cs.6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smie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smie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smie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msmie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ultiwaySync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eedham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eedham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eedham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open_system_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arking_1_4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peg_solitaire.5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eterson-2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eterson-3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eterson.5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eterson.6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eterson.7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gm_protocol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pgm_protocol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gm_protocol.5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gm_protocol.7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gm_protocol.8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hils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phils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phils.6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hils.7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hils.8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pouring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production_cell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roduction_cell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roductionCell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rotocols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rotocols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rotocols.5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ublic_subscribe.5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raft_02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raft_03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raft_04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raft_05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raft_06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RAS-C-3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RAS-R-10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AS-R-1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AS-R-15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RAS-R-2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RAS-R-3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 table:number-columns-repeated="101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RAS-R-5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RAS-R-5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ether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rether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rether.5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rether.6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rether.7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afeBus-03-unfolded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chedule_world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chedule_world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okoban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okoban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oli0_counter_square5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oli0_square5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orter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orter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orter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orter.5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ynapse.1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ynapse.2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ynapse.3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ynapse.4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ynapse.6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ynapse.7</text:p>
          </table:table-cell>
          <table:table-cell office:value-type="string" calcext:value-type="string">
            <text:p>dve2C</text:p>
          </table:table-cell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rg_1-50-0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Vasy2003</text:p>
          </table:table-cell>
          <table:table-cell office:value-type="string" calcext:value-type="string">
            <text:p>pnm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7:00:55.640879055</meta:creation-date>
    <dc:date>2016-09-16T17:03:53.010125628</dc:date>
    <meta:editing-duration>P0D</meta:editing-duration>
    <meta:editing-cycles>1</meta:editing-cycles>
    <meta:document-statistic meta:table-count="1" meta:cell-count="2008" meta:object-count="0"/>
    <meta:generator>LibreOffice/4.2.8.2$Linux_X86_64 LibreOffice_project/420m0$Build-2</meta:generator>
  </office:meta>
</office:document-meta>
</file>